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6-29_12-29-17_000.jpg</text:p>
          </table:table-cell>
          <table:table-cell table:style-name="ce26" office:value-type="string">
            <text:p>:m #*# RES / JVEMV6 64#295_oonin_gunsho / 『群書類従　第二十輯』「応仁記」 著者=続群書類従完成会、発行,校注=~ / p.356 / w=晴義；課役；普広院；,topic=~,publisher=~,other=map+:京都市：区：上京区、他；memo+:相国寺。鹿苑院；ske+:方位。干支名。坤。艮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#*# RES / JVEMV6 64#295_oonin_gunsho / 『群書類従　第二十輯』「応仁記」 著者=続群書類従完成会、発行,校注=~ / p.356 / w=晴義；課役；普広院；,topic=~,publisher=~,other=map+:京都市：区：上京区、他；memo+:相国寺。鹿苑院；ske+:方位。干支名。坤。艮">
            <text:p>:m #*# RES / JVEMV6 64#295_oonin_gunsho / 『群書類従　第二十輯』「応仁記」 著者=続群書類従完成会、発行,校注=~ / p.356 / w=晴義；課役；普広院；,topic=~,publisher=~,other=map+:京都市：区：上京区、他；memo+:相国寺。鹿苑院；ske+:方位。干支名。坤。艮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6-29_16-52-18_000.jpg</text:p>
          </table:table-cell>
          <table:table-cell table:style-name="ce26" office:value-type="string">
            <text:p>:m 1*1 RES / JVEMV6 64#268_hattatsu_sakakihara / 『脳科学と発達障害』 著者=榊原洋一,校注=~ / p.141 / w=,topic=,publisher=~,other=ske+:M1（１次運動野）；ske+:大脳。サル；ske+:側頭葉。ブローカ野；list+:実験。ミラーニューロン；ske+:実験。ミラーニューロン；q+:実験。ミラーニューロンで行われていること。マッピングか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1*1 RES / JVEMV6 64#268_hattatsu_sakakihara / 『脳科学と発達障害』 著者=榊原洋一,校注=~ / p.141 / w=,topic=,publisher=~,other=ske+:M1（１次運動野）；ske+:大脳。サル；ske+:側頭葉。ブローカ野；list+:実験。ミラーニューロン；ske+:実験。ミラーニューロン；q+:実験。ミラーニューロンで行われていること。マッピングか。">
            <text:p>:m 1*1 RES / JVEMV6 64#268_hattatsu_sakakihara / 『脳科学と発達障害』 著者=榊原洋一,校注=~ / p.141 / w=,topic=,publisher=~,other=ske+:M1（１次運動野）；ske+:大脳。サル；ske+:側頭葉。ブローカ野；list+:実験。ミラーニューロン；ske+:実験。ミラーニューロン；q+:実験。ミラーニューロンで行われていること。マッピングか。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6-28_21-08-44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 office:value-type="string">
            <text:p>2023-06-28_18-43-00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VIDEO / @自室 / 記録 / jap.flute / 演奏、play / R=1 / genre=melody,for=~,file-piece-id=~,memo=~,session=hour-18,recording-id=~,other=~ / follow+">
            <text:p>:VIDEO / @自室 / 記録 / jap.flute / 演奏、play / R=1 / genre=melody,for=~,file-piece-id=~,memo=~,session=hour-18,recording-id=~,other=~ / follow+</text:p>
          </table:table-cell>
          <table:table-cell table:style-name="ce10" table:formula="of:=RIGHT([.B5];[.K5])" office:value-type="string" office:string-value="mp4">
            <text:p>mp4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6-28_18-53-49_000.jpg</text:p>
          </table:table-cell>
          <table:table-cell table:style-name="ce27" office:value-type="string">
            <text:p>:m 記録 / 身体 / 全身像 / 顔 / 様子 / time=夜；occasion=楽器演奏したあと（篠笛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8" office:value-type="string">
            <text:p>2023-06-28_21-08-36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6-29_02-31-23_000.jpg</text:p>
          </table:table-cell>
          <table:table-cell table:style-name="ce26" office:value-type="string">
            <text:p>:m :PHOTO 寝た時刻 / 2023 / オナニー、未了、duration=50m?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PHOTO 寝た時刻 / 2023 / オナニー、未了、duration=50m?時間ぐらい,other=~">
            <text:p>:m :PHOTO 寝た時刻 / 2023 / オナニー、未了、duration=50m?時間ぐらい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6-29_07-46-0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6-29_13-27-34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8];CONCATENATE([.C18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9">2023/06/29</text:date>, <text:time>17:51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29T17:51:28.58</dc:date>
    <dc:creator>岩淵 謙</dc:creator>
    <meta:editing-duration>P57DT10H24M17S</meta:editing-duration>
    <meta:editing-cycles>18965</meta:editing-cycles>
    <meta:document-statistic meta:table-count="2" meta:cell-count="917" meta:object-count="0"/>
    <meta:user-defined meta:name="qrichtext">1</meta:user-defined>
  </office:meta>
</office:document-meta>
</file>